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3.477cm" fo:min-width="13.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0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3.179cm" fo:min-width="5.977cm"/>
    </style:style>
    <style:style style:name="gr14" style:family="graphic" style:parent-style-name="standard">
      <style:graphic-properties draw:textarea-horizontal-align="justify" draw:textarea-vertical-align="middle" draw:auto-grow-height="false" fo:min-height="3.713cm" fo:min-width="5.977cm"/>
    </style:style>
    <style:style style:name="gr15" style:family="graphic" style:parent-style-name="standard">
      <style:graphic-properties draw:textarea-horizontal-align="justify" draw:textarea-vertical-align="middle" draw:auto-grow-height="false" fo:min-height="2.671cm" fo:min-width="2.548cm"/>
    </style:style>
    <style:style style:name="gr16" style:family="graphic" style:parent-style-name="standard">
      <style:graphic-properties draw:textarea-horizontal-align="justify" draw:textarea-vertical-align="middle" draw:auto-grow-height="false" fo:min-height="3.433cm" fo:min-width="3.183cm"/>
    </style:style>
    <style:style style:name="gr17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style:paragraph-properties fo:text-align="center"/>
      <style:text-properties fo:font-size="30pt" style:font-size-asian="30pt" style:font-size-complex="30pt"/>
    </style:style>
    <style:style style:name="P11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7.251cm" svg:height="6.891cm" draw:transform="skewX (0.359712358836031) rotate (-0.605629250442033) translate (60.7350211691102cm 11.3763052800078cm)" svg:viewBox="0 0 7252 6892" draw:points="111,1 3904,0 7251,3132 7252,6892 4463,4281 4179,3293 3012,2924 0,105">
          <text:p/>
        </draw:polygon>
        <draw:custom-shape draw:style-name="gr2" draw:text-style-name="P3" xml:id="id1" draw:id="id1" draw:layer="layout" svg:width="2.794cm" svg:height="6.477cm" svg:x="4.013cm" svg:y="11.93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8cm" svg:height="13.727cm" svg:x="36.89cm" svg:y="8.636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pan text:style-name="T2">Register Fil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179cm" svg:height="2.071cm" svg:x="37.249cm" svg:y="18.54cm">
          <draw:text-box>
            <text:p><text:span text:style-name="T3">Data</text:span></text:p>
          </draw:text-box>
        </draw:frame>
        <draw:frame draw:style-name="gr5" draw:text-style-name="P5" draw:layer="layout" svg:width="6.131cm" svg:height="1.987cm" svg:x="37.246cm" svg:y="10.527cm">
          <draw:text-box>
            <text:p><text:span text:style-name="T3">Read Register 1</text:span></text:p>
          </draw:text-box>
        </draw:frame>
        <draw:frame draw:style-name="gr5" draw:text-style-name="P5" draw:layer="layout" svg:width="6.131cm" svg:height="1.987cm" svg:x="37.247cm" svg:y="12.728cm">
          <draw:text-box>
            <text:p><text:span text:style-name="T3">Read Register 2</text:span></text:p>
          </draw:text-box>
        </draw:frame>
        <draw:frame draw:style-name="gr5" draw:text-style-name="P5" draw:layer="layout" svg:width="6.131cm" svg:height="1.987cm" svg:x="37.248cm" svg:y="16.729cm">
          <draw:text-box>
            <text:p><text:span text:style-name="T3">Write Register</text:span></text:p>
          </draw:text-box>
        </draw:frame>
        <draw:frame draw:style-name="gr5" draw:text-style-name="P5" draw:layer="layout" svg:width="6.131cm" svg:height="1.987cm" svg:x="45.547cm" svg:y="8.928cm">
          <draw:text-box>
            <text:p><text:span text:style-name="T3">Write</text:span></text:p>
          </draw:text-box>
        </draw:frame>
        <draw:frame draw:style-name="gr5" draw:text-style-name="P5" draw:layer="layout" svg:width="6.131cm" svg:height="1.987cm" svg:x="45.947cm" svg:y="12.828cm">
          <draw:text-box>
            <text:p><text:span text:style-name="T3">Read Data 1</text:span></text:p>
          </draw:text-box>
        </draw:frame>
        <draw:frame draw:style-name="gr5" draw:text-style-name="P5" draw:layer="layout" svg:width="6.131cm" svg:height="1.987cm" svg:x="45.948cm" svg:y="17.029cm">
          <draw:text-box>
            <text:p><text:span text:style-name="T3">Read Data 2</text:span></text:p>
          </draw:text-box>
        </draw:frame>
        <draw:frame draw:style-name="gr6" draw:text-style-name="P6" draw:layer="layout" svg:width="2.238cm" svg:height="1.195cm" svg:x="61.331cm" svg:y="15.24cm">
          <draw:text-box>
            <text:p><text:span text:style-name="T1">ALU</text:span></text:p>
          </draw:text-box>
        </draw:frame>
        <draw:connector draw:style-name="gr7" draw:text-style-name="P7" draw:layer="layout" svg:x1="6.807cm" svg:y1="15.168cm" svg:x2="10.384cm" svg:y2="15.178cm" draw:start-shape="id1" draw:start-glue-point="1" draw:end-shape="id2" svg:d="M6807 15168h1789v10h1788" svg:viewBox="0 0 3578 11">
          <text:p/>
        </draw:connector>
        <draw:line draw:style-name="gr7" draw:text-style-name="P7" draw:layer="layout" svg:x1="50.838cm" svg:y1="13.462cm" svg:x2="54.648cm" svg:y2="13.462cm">
          <text:p/>
        </draw:line>
        <draw:line draw:style-name="gr7" draw:text-style-name="P7" draw:layer="layout" svg:x1="50.863cm" svg:y1="17.653cm" svg:x2="54.724cm" svg:y2="17.653cm">
          <text:p/>
        </draw:line>
        <draw:line draw:style-name="gr7" draw:text-style-name="P7" draw:layer="layout" svg:x1="63.95cm" svg:y1="15.621cm" svg:x2="67.04cm" svg:y2="15.621cm">
          <text:p/>
        </draw:line>
        <draw:custom-shape draw:style-name="gr8" draw:text-style-name="P8" draw:layer="layout" svg:width="0.508cm" svg:height="0.635cm" svg:x="71.866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xml:id="id10" draw:id="id10" draw:layer="layout" draw:line-skew="-28.793cm" svg:x1="65.368cm" svg:y1="4.551cm" svg:x2="7.679cm" svg:y2="15.134cm" svg:d="M65368 4551h-57637v10583h-52" svg:viewBox="0 0 57690 10584">
          <text:p/>
        </draw:connector>
        <draw:custom-shape draw:style-name="gr9" draw:text-style-name="P9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xml:id="id5" draw:id="id5" draw:layer="layout" svg:x1="35.371cm" svg:y1="11.176cm" svg:x2="36.868cm" svg:y2="11.176cm">
          <text:p/>
        </draw:line>
        <draw:custom-shape draw:style-name="gr8" draw:text-style-name="P8" draw:layer="layout" svg:width="0.508cm" svg:height="0.635cm" svg:x="32.75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xml:id="id6" draw:id="id6" draw:layer="layout" svg:x1="35.214cm" svg:y1="13.354cm" svg:x2="36.89cm" svg:y2="13.354cm">
          <text:p/>
        </draw:line>
        <draw:line draw:style-name="gr10" draw:text-style-name="P7" xml:id="id8" draw:id="id8" draw:layer="layout" svg:x1="35.421cm" svg:y1="17.276cm" svg:x2="36.918cm" svg:y2="17.276cm">
          <text:p/>
        </draw:line>
        <draw:custom-shape draw:style-name="gr11" draw:text-style-name="P4" xml:id="id2" draw:id="id2" draw:layer="layout" svg:width="10.16cm" svg:height="12.573cm" svg:x="10.384cm" svg:y="8.892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pan text:style-name="T2"><text:s text:c="15"/></text:span><text:span text:style-name="T2">Memory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1cm" svg:height="1.987cm" svg:x="10.638cm" svg:y="14.526cm">
          <draw:text-box>
            <text:p><text:span text:style-name="T3">Address</text:span></text:p>
          </draw:text-box>
        </draw:frame>
        <draw:frame draw:style-name="gr12" draw:text-style-name="P5" draw:layer="layout" svg:width="4.558cm" svg:height="2.855cm" svg:x="15.859cm" svg:y="14.227cm">
          <draw:text-box>
            <text:p><text:span text:style-name="T3">Inst</text:span><text:span text:style-name="T3">ruc</text:span><text:span text:style-name="T3">tion </text:span><text:span text:style-name="T3">or </text:span><text:span text:style-name="T3">dat</text:span><text:span text:style-name="T3">a</text:span></text:p>
          </draw:text-box>
        </draw:frame>
        <draw:frame draw:style-name="gr5" draw:text-style-name="P5" draw:layer="layout" svg:width="2.156cm" svg:height="1.987cm" svg:x="12.838cm" svg:y="9.127cm">
          <draw:text-box>
            <text:p><text:span text:style-name="T3">RD</text:span></text:p>
          </draw:text-box>
        </draw:frame>
        <draw:frame draw:style-name="gr5" draw:text-style-name="P5" draw:layer="layout" svg:width="2.156cm" svg:height="1.987cm" svg:x="16.538cm" svg:y="9.128cm">
          <draw:text-box>
            <text:p><text:span text:style-name="T3">WR</text:span></text:p>
          </draw:text-box>
        </draw:frame>
        <draw:frame draw:style-name="gr5" draw:text-style-name="P5" draw:layer="layout" svg:width="3.301cm" svg:height="1.987cm" svg:x="10.639cm" svg:y="19.128cm">
          <draw:text-box>
            <text:p><text:span text:style-name="T3">Data in</text:span></text:p>
          </draw:text-box>
        </draw:frame>
        <draw:custom-shape draw:style-name="gr8" draw:text-style-name="P8" draw:layer="layout" svg:width="0.508cm" svg:height="0.635cm" svg:x="22.209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6.477cm" svg:height="3.429cm" svg:x="24.241cm" svg:y="10.287cm">
          <text:p text:style-name="P4"><text:span text:style-name="T1">Instruction</text:span></text:p>
          <text:p text:style-name="P4"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4" draw:id="id4" draw:layer="layout" svg:width="6.477cm" svg:height="3.963cm" svg:x="24.214cm" svg:y="17.018cm">
          <text:p text:style-name="P4"><text:span text:style-name="T1">Memory</text:span></text:p>
          <text:p text:style-name="P4"><text:span text:style-name="T1">data</text:span></text:p>
          <text:p text:style-name="P4"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048cm" svg:height="2.921cm" svg:x="54.638cm" svg:y="12.065cm">
          <text:p text:style-name="P10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048cm" svg:height="2.921cm" svg:x="54.638cm" svg:y="16.265cm">
          <text:p text:style-name="P10"><text:span text:style-name="T4">B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20.544cm" svg:y1="15.178cm" svg:x2="24.241cm" svg:y2="12.001cm" draw:start-shape="id2" draw:start-glue-point="1" draw:end-shape="id3" draw:end-glue-point="3" svg:d="M20544 15178h1848v-3177h1849" svg:viewBox="0 0 3698 3178">
          <text:p/>
        </draw:connector>
        <draw:connector draw:style-name="gr7" draw:text-style-name="P7" draw:layer="layout" svg:x1="20.544cm" svg:y1="15.178cm" svg:x2="24.214cm" svg:y2="18.999cm" draw:start-shape="id2" draw:start-glue-point="1" draw:end-shape="id4" draw:end-glue-point="3" svg:d="M20544 15178h1835v3821h1835" svg:viewBox="0 0 3671 3822">
          <text:p/>
        </draw:connector>
        <draw:line draw:style-name="gr7" draw:text-style-name="P7" draw:layer="layout" svg:x1="30.718cm" svg:y1="19.15cm" svg:x2="36.941cm" svg:y2="19.15cm">
          <text:p/>
        </draw:line>
        <draw:custom-shape draw:style-name="gr16" draw:text-style-name="P12" xml:id="id9" draw:id="id9" draw:layer="layout" svg:width="3.683cm" svg:height="3.683cm" svg:x="67.056cm" svg:y="13.589cm">
          <text:p text:style-name="P12"><text:span text:style-name="T5">ALUOut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30.718cm" svg:y1="12.001cm" svg:x2="35.371cm" svg:y2="11.176cm" draw:start-shape="id3" draw:start-glue-point="1" draw:end-shape="id5" draw:end-glue-point="3" svg:d="M30718 12001h2301v-825h2352" svg:viewBox="0 0 4654 826">
          <text:p/>
        </draw:connector>
        <draw:connector draw:style-name="gr17" draw:text-style-name="P4" xml:id="id7" draw:id="id7" draw:layer="layout" svg:x1="30.718cm" svg:y1="12.001cm" svg:x2="35.214cm" svg:y2="13.354cm" draw:start-shape="id3" draw:start-glue-point="1" draw:end-shape="id6" draw:end-glue-point="3" svg:d="M30718 12001h2223v1353h2273" svg:viewBox="0 0 4497 1354">
          <text:p/>
        </draw:connector>
        <draw:connector draw:style-name="gr17" draw:text-style-name="P4" draw:layer="layout" draw:line-skew="2.058cm" svg:x1="32.941cm" svg:y1="12.677cm" svg:x2="35.421cm" svg:y2="17.276cm" draw:start-shape="id7" draw:start-glue-point="0" draw:end-shape="id8" draw:end-glue-point="3" svg:d="M32941 12677v4595h2480v4" svg:viewBox="0 0 2481 4600">
          <text:p/>
        </draw:connector>
        <draw:custom-shape draw:style-name="gr8" draw:text-style-name="P8" draw:layer="layout" svg:width="0.508cm" svg:height="0.635cm" svg:x="32.751cm" svg:y="1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7.642cm" svg:y1="13.589cm" svg:x2="60.69cm" svg:y2="13.589cm">
          <text:p/>
        </draw:line>
        <draw:line draw:style-name="gr7" draw:text-style-name="P7" xml:id="id11" draw:id="id11" draw:layer="layout" svg:x1="57.693cm" svg:y1="17.61cm" svg:x2="60.741cm" svg:y2="17.61cm">
          <text:p/>
        </draw:line>
        <draw:connector draw:style-name="gr17" draw:text-style-name="P4" draw:layer="layout" draw:line-skew="0.881cm" svg:x1="70.739cm" svg:y1="15.43cm" svg:x2="65.368cm" svg:y2="4.551cm" draw:start-shape="id9" draw:start-glue-point="1" draw:end-shape="id10" draw:end-glue-point="2" svg:d="M70739 15430h1381v-10879h-6752" svg:viewBox="0 0 6753 10880">
          <text:p/>
        </draw:connector>
        <draw:connector draw:style-name="gr17" draw:text-style-name="P4" draw:layer="layout" draw:line-skew="0.881cm" svg:x1="34.863cm" svg:y1="24.123cm" svg:x2="70.739cm" svg:y2="15.43cm" draw:end-shape="id9" draw:end-glue-point="1" svg:d="M34863 24123h37257v-8693h-1381" svg:viewBox="0 0 37258 8694">
          <text:p/>
        </draw:connector>
        <draw:connector draw:style-name="gr18" draw:text-style-name="P7" xml:id="id12" draw:id="id12" draw:layer="layout" draw:line-skew="25.905cm" svg:x1="57.693cm" svg:y1="17.61cm" svg:x2="8.872cm" svg:y2="25.576cm" draw:start-shape="id11" draw:start-glue-point="3" svg:d="M57693 17610h1219v7966h-50040" svg:viewBox="0 0 50041 7967">
          <text:p/>
        </draw:connector>
        <draw:line draw:style-name="gr7" draw:text-style-name="P7" xml:id="id13" draw:id="id13" draw:layer="layout" svg:x1="8.874cm" svg:y1="19.785cm" svg:x2="10.398cm" svg:y2="19.785cm">
          <text:p/>
        </draw:line>
        <draw:connector draw:style-name="gr17" draw:text-style-name="P4" draw:layer="layout" svg:x1="8.872cm" svg:y1="25.576cm" svg:x2="8.874cm" svg:y2="19.785cm" draw:start-shape="id12" draw:start-glue-point="3" draw:end-shape="id13" draw:end-glue-point="3" svg:d="M8872 25576h-551v-5791h553" svg:viewBox="0 0 554 5792">
          <text:p/>
        </draw:connector>
        <draw:custom-shape draw:style-name="gr8" draw:text-style-name="P8" draw:layer="layout" svg:width="0.508cm" svg:height="0.635cm" svg:x="58.667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4" draw:id="id14" draw:layer="layout" svg:width="0.508cm" svg:height="0.635cm" svg:x="8.366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xml:id="id15" draw:id="id15" draw:layer="layout" svg:x1="59.12cm" svg:y1="7.62cm" svg:x2="59.12cm" svg:y2="13.589cm">
          <text:p/>
        </draw:line>
        <draw:connector draw:style-name="gr17" draw:text-style-name="P4" draw:layer="layout" svg:x1="8.62cm" svg:y1="14.859cm" svg:x2="59.12cm" svg:y2="7.62cm" draw:start-shape="id14" draw:start-glue-point="4" draw:end-shape="id15" draw:end-glue-point="0" svg:d="M8620 14859v-7239h50500" svg:viewBox="0 0 50501 7240">
          <text:p/>
        </draw:connector>
        <draw:line draw:style-name="gr19" draw:text-style-name="P7" xml:id="id16" draw:id="id16" draw:layer="layout" svg:x1="32.928cm" svg:y1="17.272cm" svg:x2="32.928cm" svg:y2="22.86cm">
          <text:p/>
        </draw:line>
        <draw:custom-shape draw:style-name="gr8" draw:text-style-name="P8" draw:layer="layout" svg:width="0.508cm" svg:height="0.635cm" svg:x="32.752cm" svg:y="1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xml:id="id17" draw:id="id17" draw:layer="layout" svg:x1="58.277cm" svg:y1="21.336cm" svg:x2="58.277cm" svg:y2="17.653cm">
          <text:p/>
        </draw:line>
        <draw:connector draw:style-name="gr17" draw:text-style-name="P4" draw:layer="layout" draw:line-skew="12.801cm" svg:x1="32.928cm" svg:y1="22.86cm" svg:x2="58.277cm" svg:y2="21.336cm" draw:start-shape="id16" draw:start-glue-point="2" draw:end-shape="id17" draw:end-glue-point="2" svg:d="M32928 22860h25349v-1524" svg:viewBox="0 0 25350 1525">
          <text:p/>
        </draw:connector>
        <draw:line draw:style-name="gr7" draw:text-style-name="P7" draw:layer="layout" svg:x1="34.863cm" svg:y1="24.112cm" svg:x2="34.914cm" svg:y2="19.134cm">
          <text:p/>
        </draw:line>
        <draw:custom-shape draw:style-name="gr8" draw:text-style-name="P8" xml:id="id18" draw:id="id18" draw:layer="layout" svg:width="0.508cm" svg:height="0.635cm" svg:x="65.067cm" svg:y="1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xml:id="id19" draw:id="id19" draw:layer="layout" svg:x1="1.762cm" svg:y1="15.097cm" svg:x2="3.997cm" svg:y2="15.07cm">
          <text:p/>
        </draw:line>
        <draw:connector draw:style-name="gr17" draw:text-style-name="P4" draw:layer="layout" draw:line-skew="-12.26cm" svg:x1="65.321cm" svg:y1="15.313cm" svg:x2="1.762cm" svg:y2="15.083cm" draw:start-shape="id18" draw:start-glue-point="4" draw:end-shape="id19" draw:end-glue-point="3" svg:d="M65321 15313v-13297h-64110v13067h551" svg:viewBox="0 0 64111 13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3.66cm" fo:page-height="27.1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1-26T21:31:50.306588379</dc:date>
    <meta:editing-duration>PT9H1M39S</meta:editing-duration>
    <meta:editing-cycles>26</meta:editing-cycles>
    <meta:generator>LibreOffice/5.1.6.2$Linux_X86_64 LibreOffice_project/10m0$Build-2</meta:generator>
    <meta:document-statistic meta:object-count="60"/>
  </office:meta>
</office:document-meta>
</file>